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SSBX10" svg:font-family="CMSSBX10"/>
    <style:font-face style:name="Calibri" svg:font-family="Calibri"/>
    <style:font-face style:name="OpenSymbol" svg:font-family="OpenSymbol"/>
    <style:font-face style:name="Tahoma1" svg:font-family="Tahoma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font-name="Calibri1" fo:font-weight="normal" style:font-name-asian="Calibri1" style:font-weight-asian="normal" style:font-name-complex="Calibri1" style:font-weight-complex="normal"/>
    </style:style>
    <style:style style:name="P3" style:family="paragraph" style:parent-style-name="Standard">
      <style:text-properties style:text-position="0% 100%" fo:font-weight="normal" style:font-weight-asian="normal" style:font-weight-complex="normal"/>
    </style:style>
    <style:style style:name="P4" style:family="paragraph" style:parent-style-name="Horizontal_20_Line">
      <style:text-properties style:text-position="0% 100%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font-name="Calibri1" fo:font-weight="normal" style:font-name-asian="Calibri1" style:font-weight-asian="normal" style:font-name-complex="Calibri1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Calibri1" fo:font-weight="bold" style:font-weight-asian="bold" style:font-weight-complex="bold"/>
    </style:style>
    <style:style style:name="P10" style:family="paragraph" style:parent-style-name="Standard">
      <style:text-properties style:font-name="Calibri1" fo:font-size="10pt" fo:font-weight="bold" style:font-name-asian="CMSSBX10" style:font-size-asian="10pt" style:font-weight-asian="bold" style:font-name-complex="CMSSBX10" style:font-size-complex="10pt" style:font-weight-complex="bold"/>
    </style:style>
    <style:style style:name="P11" style:family="paragraph" style:parent-style-name="Horizontal_20_Line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style:font-name="CMSSBX10" fo:font-size="10pt" style:font-name-asian="CMSSBX10" style:font-size-asian="10pt" style:font-name-complex="CMSSBX10" style:font-size-complex="10pt"/>
    </style:style>
    <style:style style:name="T5" style:family="text">
      <style:text-properties style:text-position="0% 100%" style:font-name="CMSSBX10" fo:font-size="10pt" fo:font-weight="normal" style:font-name-asian="CMSSBX10" style:font-size-asian="10pt" style:font-weight-asian="normal" style:font-name-complex="CMSSBX10" style:font-size-complex="10pt" style:font-weight-complex="normal"/>
    </style:style>
    <style:style style:name="T6" style:family="text">
      <style:text-properties style:text-position="0% 100%" fo:font-size="10pt" style:font-name-asian="CMSSBX10" style:font-size-asian="10pt" style:font-name-complex="CMSSBX10" style:font-size-complex="10pt"/>
    </style:style>
    <style:style style:name="T7" style:family="text">
      <style:text-properties style:font-name="Calibri1" style:font-name-asian="Calibri1" style:font-name-complex="Calibri1"/>
    </style:style>
    <style:style style:name="T8" style:family="text">
      <style:text-properties style:font-name="Calibri" style:font-name-asian="Arial Unicode MS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: Einheitsmatrix</text:p>
      <text:p text:style-name="P1">A, B, C: Matrix</text:p>
      <text:p text:style-name="P1">H: Differenz Matrix</text:p>
      <text:p text:style-name="P1"/>
      <text:p text:style-name="P8">Eigenschaften</text:p>
      <text:p text:style-name="P1"/>
      <text:p text:style-name="P10">Rechenregeln für die Matrixmultiplikation</text:p>
      <text:p text:style-name="P1"/>
      <text:p text:style-name="P1">A * B <text:span text:style-name="T7">≠</text:span><text:span text:style-name="T8"> B * A</text:span></text:p>
      <text:p text:style-name="P2"/>
      <text:p text:style-name="P2">(A * B) * C = A * (B * C)</text:p>
      <text:p text:style-name="P1"><text:span text:style-name="T2">(A * B)</text:span><text:span text:style-name="T1">-1</text:span><text:span text:style-name="T2"> = B</text:span><text:span text:style-name="T1">-1</text:span><text:span text:style-name="T2"> * A</text:span><text:span text:style-name="T1">-1</text:span></text:p>
      <text:p text:style-name="P3">(A * B * C)<text:span text:style-name="T1">-1</text:span> = C<text:span text:style-name="T1">-1</text:span> * B<text:span text:style-name="T1">-1</text:span> * A<text:span text:style-name="T1">-1</text:span></text:p>
      <text:p text:style-name="P2"/>
      <text:p text:style-name="P8">Einheitsmatrix</text:p>
      <text:p text:style-name="P1"/>
      <text:p text:style-name="P1">I * A = A * I = A</text:p>
      <text:p text:style-name="P9"><text:span text:style-name="T6"/></text:p>
      <text:p text:style-name="P9"><text:span text:style-name="T6">Inverse einer Matrix</text:span></text:p>
      <text:p text:style-name="P1"><text:span text:style-name="T5"/></text:p>
      <text:p text:style-name="P1">A * A<text:span text:style-name="T1">-1</text:span><text:span text:style-name="T2"> = A</text:span><text:span text:style-name="T1">-1</text:span><text:span text:style-name="T2"> * A = I</text:span></text:p>
      <text:p text:style-name="P1"><text:span text:style-name="T2">(A</text:span><text:span text:style-name="T1">-1</text:span><text:span text:style-name="T2">)</text:span><text:span text:style-name="T1">-1</text:span><text:span text:style-name="T2"> = A</text:span></text:p>
      <text:p text:style-name="P3"/>
      <text:p text:style-name="P8">Differenz einer Matrix</text:p>
      <text:p text:style-name="P1"/>
      <text:p text:style-name="P1">H = A<text:span text:style-name="T1">-1</text:span> * B</text:p>
      <text:p text:style-name="P1">B = A * H = A * A<text:span text:style-name="T1">-1</text:span> * B = B</text:p>
      <text:p text:style-name="P1">H<text:span text:style-name="T1">-1</text:span> = (A<text:span text:style-name="T1">-1</text:span> * B)<text:span text:style-name="T1">-1</text:span><text:span text:style-name="T2"> = <text:s/>B</text:span><text:span text:style-name="T1">-1</text:span><text:span text:style-name="T2"> * 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SSBX10" svg:font-family="CMSSBX10"/>
    <style:font-face style:name="Calibri" svg:font-family="Calibri"/>
    <style:font-face style:name="OpenSymbol" svg:font-family="OpenSymbol"/>
    <style:font-face style:name="Tahoma1" svg:font-family="Tahoma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.5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0.5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.5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.5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08:01:24.77</meta:creation-date>
    <meta:generator>OpenOffice.org/3.1$Win32 OpenOffice.org_project/310m19$Build-9420</meta:generator>
    <dc:date>2010-03-07T13:38:29.28</dc:date>
    <meta:editing-duration>PT33H14M13S</meta:editing-duration>
    <meta:editing-cycles>93</meta:editing-cycles>
    <meta:document-statistic meta:table-count="0" meta:image-count="0" meta:object-count="0" meta:page-count="1" meta:paragraph-count="18" meta:word-count="105" meta:character-count="366"/>
  </office:meta>
</office:document-meta>
</file>